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She hadn’t.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called out to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 <text:span text:style-name="T1">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reach out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you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 Even if I’m destined to fail, I at least want to try. So...</text:span> Her steps were uncertain, they almost felt awkward, but even as she waded through her negativity, even as she was plagued by doubt, no one could, no one would deny that this girl was moving forwar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Did you know? This light was her last. Your light was.</text:p>
      <text:p text:style-name="Normal">彼女は助けてもらおうとしてる。</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